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ourier New1" svg:font-family="'Courier New'" style:font-adornments="Regular" style:font-pitch="fixed"/>
    <style:font-face style:name="Hack" svg:font-family="Hack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Georgia" svg:font-family="Georgia" style:font-family-generic="roman" style:font-pitch="variable"/>
    <style:font-face style:name="Marathon-Serial-Light" svg:font-family="Marathon-Serial-Light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7.875in" fo:margin-top="0in" fo:margin-bottom="0in" style:page-number="auto" table:align="margins" fo:background-color="#000000" style:writing-mode="lr-tb">
        <style:background-image/>
      </style:table-properties>
    </style:style>
    <style:style style:name="Table1.A" style:family="table-column">
      <style:table-column-properties style:column-width="7.875in" style:rel-column-width="11340*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middle" fo:background-color="#17365d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.111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27a66b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17365d" style:font-name="DejaVu Sans Condensed" fo:font-size="10pt" style:font-size-asian="10pt" style:font-name-complex="Times New Roman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DejaVu Sans Condense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ejaVu Sans Condensed" officeooo:rsid="0027a66b" officeooo:paragraph-rsid="0027a66b"/>
    </style:style>
    <style:style style:name="P6" style:family="paragraph" style:parent-style-name="Standard">
      <style:paragraph-properties fo:margin-top="0in" fo:margin-bottom="0.0835in" loext:contextual-spacing="false" fo:line-height="100%" fo:padding-left="0in" fo:padding-right="0in" fo:padding-top="0in" fo:padding-bottom="0.0138in" fo:border-left="none" fo:border-right="none" fo:border-top="none" fo:border-bottom="0.51pt solid #00000a"/>
      <style:text-properties style:font-name="DejaVu Sans Condensed"/>
    </style:style>
    <style:style style:name="P7" style:family="paragraph" style:parent-style-name="Standard">
      <style:paragraph-properties fo:margin-top="0.1665in" fo:margin-bottom="0.0835in" loext:contextual-spacing="false" fo:line-height="100%" fo:padding-left="0in" fo:padding-right="0in" fo:padding-top="0in" fo:padding-bottom="0.0138in" fo:border-left="none" fo:border-right="none" fo:border-top="none" fo:border-bottom="0.51pt solid #00000a"/>
      <style:text-properties style:font-name="DejaVu Sans Condensed"/>
    </style:style>
    <style:style style:name="P8" style:family="paragraph" style:parent-style-name="Standard">
      <style:paragraph-properties fo:margin-top="0.1665in" fo:margin-bottom="0.0835in" loext:contextual-spacing="false" fo:line-height="100%" fo:padding-left="0in" fo:padding-right="0in" fo:padding-top="0in" fo:padding-bottom="0.0138in" fo:border-left="none" fo:border-right="none" fo:border-top="none" fo:border-bottom="0.51pt solid #00000a"/>
      <style:text-properties style:font-name="DejaVu Sans Condensed" officeooo:rsid="0027a66b" officeooo:paragraph-rsid="0027a66b"/>
    </style:style>
    <style:style style:name="P9" style:family="paragraph" style:parent-style-name="Standard">
      <style:paragraph-properties fo:margin-top="0.0835in" fo:margin-bottom="0in" loext:contextual-spacing="false" fo:line-height="100%" fo:text-align="justify" style:justify-single-word="false"/>
      <style:text-properties style:font-name="DejaVu Sans Condensed"/>
    </style:style>
    <style:style style:name="P10" style:family="paragraph" style:parent-style-name="Standard">
      <style:paragraph-properties fo:margin-top="0.0835in" fo:margin-bottom="0in" loext:contextual-spacing="false" fo:line-height="100%" fo:text-align="justify" style:justify-single-word="false"/>
      <style:text-properties style:font-name="DejaVu Sans Condensed" officeooo:rsid="0026ab29" officeooo:paragraph-rsid="0026ab29"/>
    </style:style>
    <style:style style:name="P11" style:family="paragraph" style:parent-style-name="Standard">
      <style:paragraph-properties fo:margin-top="0.0835in" fo:margin-bottom="0in" loext:contextual-spacing="false" fo:line-height="100%" fo:text-align="justify" style:justify-single-word="false"/>
      <style:text-properties style:font-name="DejaVu Sans Condensed" officeooo:rsid="0026ab29" officeooo:paragraph-rsid="0027a66b"/>
    </style:style>
    <style:style style:name="P12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/>
    </style:style>
    <style:style style:name="P13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officeooo:paragraph-rsid="00219b8c"/>
    </style:style>
    <style:style style:name="P14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officeooo:rsid="00200cfc" officeooo:paragraph-rsid="00200cfc"/>
    </style:style>
    <style:style style:name="P15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officeooo:rsid="002398bf" officeooo:paragraph-rsid="002398bf"/>
    </style:style>
    <style:style style:name="P16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officeooo:rsid="00293aa3" officeooo:paragraph-rsid="00293aa3"/>
    </style:style>
    <style:style style:name="P17" style:family="paragraph" style:parent-style-name="List_20_Paragraph" style:list-style-name="WWNum2">
      <style:paragraph-properties fo:margin-left="0.25in" fo:margin-right="0in" fo:margin-top="0.0835in" fo:margin-bottom="0in" loext:contextual-spacing="false" fo:line-height="100%" fo:text-align="justify" style:justify-single-word="false" fo:text-indent="-0.25in" style:auto-text-indent="false"/>
      <style:text-properties style:font-name="DejaVu Sans Condensed" officeooo:rsid="002ab547" officeooo:paragraph-rsid="002ab547"/>
    </style:style>
    <style:style style:name="P18" style:family="paragraph" style:parent-style-name="List_20_Paragraph" style:list-style-name="WWNum2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/>
      <style:text-properties style:font-name="DejaVu Sans Condensed"/>
    </style:style>
    <style:style style:name="T1" style:family="text">
      <style:text-properties fo:color="#ffffff" fo:font-size="20pt" fo:font-weight="bold" style:font-size-asian="20pt" style:font-weight-asian="bold" style:font-size-complex="20pt"/>
    </style:style>
    <style:style style:name="T2" style:family="text">
      <style:text-properties fo:color="#000000" style:font-name="DejaVu Sans Condensed" fo:font-size="9pt" style:font-size-asian="9pt" style:font-name-complex="Times New Roman1" style:font-size-complex="9pt"/>
    </style:style>
    <style:style style:name="T3" style:family="text">
      <style:text-properties fo:color="#000000" style:font-name="DejaVu Sans Condensed" fo:font-size="9pt" style:font-size-asian="9pt" style:font-size-complex="9pt"/>
    </style:style>
    <style:style style:name="T4" style:family="text">
      <style:text-properties fo:color="#000000" style:font-name="DejaVu Sans Condensed" fo:font-size="9pt" style:text-underline-style="none" style:font-size-asian="9pt" style:font-name-complex="Times New Roman1" style:font-size-complex="9pt"/>
    </style:style>
    <style:style style:name="T5" style:family="text">
      <style:text-properties fo:color="#000000" style:font-name="DejaVu Sans Condensed" fo:font-size="9pt" style:text-underline-style="none" officeooo:rsid="00204b6f" style:font-size-asian="9pt" style:font-name-complex="Times New Roman1" style:font-size-complex="9pt"/>
    </style:style>
    <style:style style:name="T6" style:family="text">
      <style:text-properties fo:color="#17365d" fo:font-size="10pt" fo:letter-spacing="0.0346in" fo:font-weight="bold" style:font-size-asian="10pt" style:font-weight-asian="bold" style:font-name-complex="Times New Roman1" style:font-size-complex="10pt"/>
    </style:style>
    <style:style style:name="T7" style:family="text">
      <style:text-properties fo:color="#17365d" fo:font-size="10pt" fo:letter-spacing="0.0346in" fo:font-weight="bold" style:font-size-asian="10pt" style:font-weight-asian="bold" style:font-name-complex="Times New Roman1" style:font-size-complex="12pt"/>
    </style:style>
    <style:style style:name="T8" style:family="text">
      <style:text-properties fo:color="#17365d" fo:font-size="10pt" fo:font-weight="bold" style:font-size-asian="10pt" style:font-weight-asian="bold" style:font-name-complex="Times New Roman1" style:font-size-complex="10pt"/>
    </style:style>
    <style:style style:name="T9" style:family="text">
      <style:text-properties fo:color="#17365d" fo:font-size="10pt" fo:font-weight="bold" officeooo:rsid="00200cfc" style:font-size-asian="10pt" style:font-weight-asian="bold" style:font-name-complex="Times New Roman1" style:font-size-complex="10pt"/>
    </style:style>
    <style:style style:name="T10" style:family="text">
      <style:text-properties fo:color="#17365d" fo:font-size="10pt" fo:font-weight="bold" officeooo:rsid="00293aa3" style:font-size-asian="10pt" style:font-weight-asian="bold" style:font-name-complex="Times New Roman1" style:font-size-complex="10pt"/>
    </style:style>
    <style:style style:name="T11" style:family="text">
      <style:text-properties fo:color="#17365d" fo:font-size="10pt" fo:language="pt" fo:country="BR" fo:font-weight="bold" style:font-size-asian="10pt" style:font-weight-asian="bold" style:font-name-complex="Times New Roman1" style:font-size-complex="10pt"/>
    </style:style>
    <style:style style:name="T12" style:family="text">
      <style:text-properties fo:font-size="10pt" style:font-size-asian="10pt" style:font-name-complex="Times New Roman1" style:font-size-complex="10pt"/>
    </style:style>
    <style:style style:name="T13" style:family="text">
      <style:text-properties fo:font-size="10pt" officeooo:rsid="001d841b" style:font-size-asian="10pt" style:font-name-complex="Times New Roman1" style:font-size-complex="10pt"/>
    </style:style>
    <style:style style:name="T14" style:family="text">
      <style:text-properties fo:font-size="10pt" officeooo:rsid="001eebbc" style:font-size-asian="10pt" style:font-name-complex="Times New Roman1" style:font-size-complex="10pt"/>
    </style:style>
    <style:style style:name="T15" style:family="text">
      <style:text-properties fo:font-size="10pt" officeooo:rsid="00200cfc" style:font-size-asian="10pt" style:font-name-complex="Times New Roman1" style:font-size-complex="10pt"/>
    </style:style>
    <style:style style:name="T16" style:family="text">
      <style:text-properties fo:font-size="10pt" officeooo:rsid="00204b6f" style:font-size-asian="10pt" style:font-name-complex="Times New Roman1" style:font-size-complex="10pt"/>
    </style:style>
    <style:style style:name="T17" style:family="text">
      <style:text-properties fo:font-size="10pt" officeooo:rsid="00219b8c" style:font-size-asian="10pt" style:font-name-complex="Times New Roman1" style:font-size-complex="10pt"/>
    </style:style>
    <style:style style:name="T18" style:family="text">
      <style:text-properties fo:font-size="10pt" officeooo:rsid="00243394" style:font-size-asian="10pt" style:font-name-complex="Times New Roman1" style:font-size-complex="10pt"/>
    </style:style>
    <style:style style:name="T19" style:family="text">
      <style:text-properties fo:font-size="10pt" officeooo:rsid="00293aa3" style:font-size-asian="10pt" style:font-name-complex="Times New Roman1" style:font-size-complex="10pt"/>
    </style:style>
    <style:style style:name="T20" style:family="text">
      <style:text-properties fo:font-size="10pt" officeooo:rsid="002ab547" style:font-size-asian="10pt" style:font-name-complex="Times New Roman1" style:font-size-complex="10pt"/>
    </style:style>
    <style:style style:name="T21" style:family="text">
      <style:text-properties fo:font-size="10pt" officeooo:rsid="002f9655" style:font-size-asian="10pt" style:font-name-complex="Times New Roman1" style:font-size-complex="10pt"/>
    </style:style>
    <style:style style:name="T22" style:family="text">
      <style:text-properties fo:font-size="10pt" officeooo:rsid="003124bd" style:font-size-asian="10pt" style:font-name-complex="Times New Roman1" style:font-size-complex="10pt"/>
    </style:style>
    <style:style style:name="T23" style:family="text">
      <style:text-properties fo:font-size="10pt" officeooo:rsid="0035005b" style:font-size-asian="10pt" style:font-name-complex="Times New Roman1" style:font-size-complex="10pt"/>
    </style:style>
    <style:style style:name="T24" style:family="text">
      <style:text-properties fo:font-size="10pt" fo:font-style="italic" style:font-size-asian="10pt" style:font-style-asian="italic" style:font-name-complex="Times New Roman1"/>
    </style:style>
    <style:style style:name="T25" style:family="text">
      <style:text-properties fo:font-size="10pt" fo:font-style="italic" officeooo:rsid="00200cfc" style:font-size-asian="10pt" style:font-style-asian="italic" style:font-name-complex="Times New Roman1"/>
    </style:style>
    <style:style style:name="T26" style:family="text">
      <style:text-properties fo:font-size="10pt" fo:font-style="italic" officeooo:rsid="00219b8c" style:font-size-asian="10pt" style:font-style-asian="italic" style:font-name-complex="Times New Roman1"/>
    </style:style>
    <style:style style:name="T27" style:family="text">
      <style:text-properties fo:font-size="10pt" fo:font-style="italic" officeooo:rsid="002398bf" style:font-size-asian="10pt" style:font-style-asian="italic" style:font-name-complex="Times New Roman1"/>
    </style:style>
    <style:style style:name="T28" style:family="text">
      <style:text-properties fo:font-size="10pt" fo:language="pt" fo:country="BR" fo:font-style="italic" style:font-size-asian="10pt" style:font-style-asian="italic" style:font-name-complex="Times New Roman1"/>
    </style:style>
    <style:style style:name="T29" style:family="text">
      <style:text-properties style:font-name="DejaVu Sans Condensed" fo:font-size="9pt" style:font-size-asian="9pt" style:font-name-complex="Times New Roman1" style:font-size-complex="9pt"/>
    </style:style>
    <style:style style:name="T30" style:family="text">
      <style:text-properties style:font-name="DejaVu Sans Condensed" fo:font-size="9pt" officeooo:rsid="0027a66b" style:font-size-asian="9pt" style:font-name-complex="Times New Roman1" style:font-size-complex="9pt"/>
    </style:style>
    <style:style style:name="T31" style:family="text">
      <style:text-properties style:font-name="DejaVu Sans Condensed" fo:font-size="10pt" fo:font-style="italic" officeooo:rsid="0027a66b" style:font-size-asian="10pt" style:font-style-asian="italic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Fernando Maletski</text:span></text:p>
          </table:table-cell>
        </table:table-row>
      </table:table>
      <text:p text:style-name="P1"><text:span text:style-name="T2">Hoboken, NJ * (201) 565-5596 *</text:span><text:span text:style-name="T3"> </text:span><text:a xlink:type="simple" xlink:href="mailto:fernando.maletski@gmail.com" text:style-name="Internet_20_link" text:visited-style-name="Visited_20_Internet_20_Link"><text:span text:style-name="T29">fernando.maletski@gmail.com</text:span></text:a><text:span text:style-name="T29"> * </text:span><text:a xlink:type="simple" xlink:href="http://linkedin.com/in/fmaletski" text:style-name="Internet_20_link" text:visited-style-name="Visited_20_Internet_20_Link"><text:span text:style-name="T30">linkedin.com/in/fmaletski</text:span></text:a> <text:span text:style-name="T4">* </text:span><text:a xlink:type="simple" xlink:href="http://fmaletski.com/" text:style-name="Internet_20_link" text:visited-style-name="Visited_20_Internet_20_Link">fmaletski.com</text:a><text:span text:style-name="T5"> * </text:span><text:a xlink:type="simple" xlink:href="http://github.com/fmaletski" text:style-name="Internet_20_link" text:visited-style-name="Visited_20_Internet_20_Link">github.com/fmaletski</text:a></text:p>
      <text:p text:style-name="P3"/>
      <text:p text:style-name="P6"><text:span text:style-name="T6">PROFESSIONAL PROFILE</text:span></text:p>
      <text:list xml:id="list513133131" text:style-name="WWNum2">
        <text:list-header>
          <text:p text:style-name="P18"><text:span text:style-name="T12">Data Scientist with 2 years of experience designing and applying predictive statistical and machine learning models for trading.</text:span></text:p>
        </text:list-header>
        <text:list-item>
          <text:p text:style-name="P12"><text:span text:style-name="T12">Fluent in Python (</text:span><text:span text:style-name="T18">2</text:span><text:span text:style-name="T12"> years), the scientific stack: numpy, pandas, scikit-learn </text:span><text:span text:style-name="T16">and R</text:span></text:p>
        </text:list-item>
        <text:list-item>
          <text:p text:style-name="P12"><text:span text:style-name="T17">Experienced in data extraction, transformation, and loading (ETL) using python and SQL</text:span></text:p>
        </text:list-item>
        <text:list-item>
          <text:p text:style-name="P12"><text:span text:style-name="T17">D3.JS, python (matplotlib) and R for data visualization and github for version control</text:span></text:p>
        </text:list-item>
        <text:list-item>
          <text:p text:style-name="P15"><text:span text:style-name="T12">Familiar with Linux (</text:span><text:span text:style-name="T21">Ubuntu, Red Hat, SUSE and Arch</text:span><text:span text:style-name="T12">), Windows and macOS for development</text:span></text:p>
        </text:list-item>
        <text:list-item>
          <text:p text:style-name="P13"><text:span text:style-name="T12">Experienced in </text:span><text:span text:style-name="T13">st</text:span><text:span text:style-name="T15">o</text:span><text:span text:style-name="T13">ck trading</text:span><text:span text:style-name="T12"> using statistical models (5 years) and project management (4 years), </text:span><text:span text:style-name="T22">b</text:span><text:span text:style-name="T16">ilingual </text:span><text:span text:style-name="T22">Brazilian</text:span><text:span text:style-name="T16"> Portuguese and English</text:span></text:p>
        </text:list-item>
      </text:list>
      <text:section text:style-name="Sect1" text:name="TextSection">
        <text:p text:style-name="P8"><text:span text:style-name="T6">DATA SCIENCE PROJECTS</text:span></text:p>
        <text:p text:style-name="P10"><text:span text:style-name="T8">ENRON Person of Interest Identifier </text:span><text:span text:style-name="T10">| Python | EDA | Machine Learning</text:span></text:p>
        <text:p text:style-name="P5"><text:a xlink:type="simple" xlink:href="http://github.com/fmaletski/enron-poi-identifier" text:style-name="Internet_20_link" text:visited-style-name="Visited_20_Internet_20_Link"><text:span text:style-name="T24">github.com/fmaletski/enron-poi-identifier</text:span></text:a></text:p>
        <text:list xml:id="list162738929143241" text:continue-numbering="true" text:style-name="WWNum2">
          <text:list-item>
            <text:p text:style-name="P16"><text:span text:style-name="T12">Build a machine learning model to identify persons of interest using the ENRON financial dataset</text:span></text:p>
          </text:list-item>
          <text:list-item>
            <text:p text:style-name="P16"><text:span text:style-name="T12">Explore many different algorithms, parameters and feature combinations to ensure the best possible performance</text:span></text:p>
          </text:list-item>
        </text:list>
        <text:p text:style-name="P11"><text:span text:style-name="T8">NYC Taxi Trip Interactive Choropleth </text:span><text:span text:style-name="T10">| D3.JS | Data Visualization | Python |ETL</text:span></text:p>
        <text:p text:style-name="P2"><text:a xlink:type="simple" xlink:href="http://github.com/fmaletski/nyc-taxi-map" text:style-name="Internet_20_link" text:visited-style-name="Visited_20_Internet_20_Link"><text:span text:style-name="T31">github.com/fmaletski/nyc-taxi-map</text:span></text:a></text:p>
        <text:list xml:id="list162739607726855" text:continue-numbering="true" text:style-name="WWNum2">
          <text:list-item>
            <text:p text:style-name="P16"><text:span text:style-name="T12">Create an interactive data visualization using a NYC Taxi &amp; Limousine trip dataset </text:span><text:span text:style-name="T20">to help identify patterns</text:span></text:p>
          </text:list-item>
          <text:list-item>
            <text:p text:style-name="P17"><text:span text:style-name="T12">Convert the dataset from trip based to location statistics, merge it with GeoJSON data </text:span><text:span text:style-name="T23">(converted from Shapefile)</text:span></text:p>
          </text:list-item>
        </text:list>
        <text:p text:style-name="P11"><text:span text:style-name="T8">Exploration of Red Wine Composition </text:span><text:span text:style-name="T10">| R | EDA | Machine Learning</text:span></text:p>
        <text:p text:style-name="P2"><text:a xlink:type="simple" xlink:href="http://github.com/fmaletski/eda-redwines" text:style-name="Internet_20_link" text:visited-style-name="Visited_20_Internet_20_Link"><text:span text:style-name="T31">github.com/fmaletski/eda-redwines</text:span></text:a></text:p>
        <text:list xml:id="list162740099176121" text:continue-numbering="true" text:style-name="WWNum2">
          <text:list-item>
            <text:p text:style-name="P17"><text:span text:style-name="T12">Explore red wine chemical composition using univariate and multivariate approaches to identify relationships</text:span></text:p>
          </text:list-item>
          <text:list-item>
            <text:p text:style-name="P17"><text:span text:style-name="T12">Create a machine learning model that classifies red wines into above and below average using its chemical composition </text:span></text:p>
          </text:list-item>
        </text:list>
        <text:p text:style-name="P7"><text:span text:style-name="T6">PROFESSIONAL EXPERIENCE</text:span></text:p>
        <text:p text:style-name="P9"><text:span text:style-name="T8">Private </text:span><text:span text:style-name="T9">Investment Club</text:span><text:span text:style-name="T8">, Curitiba, PR - Brazil </text:span></text:p>
        <text:p text:style-name="P4"><text:span text:style-name="T24">Investment Manager – </text:span><text:span text:style-name="T26">Data Scientist</text:span><text:span text:style-name="T24">, Sep</text:span><text:span text:style-name="T27">tember</text:span><text:span text:style-name="T24"> 2015 – Jun</text:span><text:span text:style-name="T27">e</text:span><text:span text:style-name="T24"> 2017</text:span></text:p>
        <text:list xml:id="list162738254648353" text:continue-numbering="true" text:style-name="WWNum2">
          <text:list-item>
            <text:p text:style-name="P12"><text:span text:style-name="T15">Designed and maintained</text:span><text:span text:style-name="T12"> statistical and machine learning models for real-time analysis of stock price fluctuations</text:span></text:p>
          </text:list-item>
          <text:list-item>
            <text:p text:style-name="P14"><text:span text:style-name="T12">Managed market neutral stock portfolios using said models (pair trading)</text:span></text:p>
          </text:list-item>
        </text:list>
        <text:p text:style-name="P9"><text:span text:style-name="T11">MKI Metalúrgica, Curitiba, PR - Brazil </text:span></text:p>
        <text:p text:style-name="P4"><text:span text:style-name="T24">CEO – Founder, </text:span><text:span text:style-name="T27">October</text:span><text:span text:style-name="T24"> 2012 – Apr</text:span><text:span text:style-name="T27">il</text:span><text:span text:style-name="T24"> 2015</text:span></text:p>
        <text:list xml:id="list162738890445143" text:continue-numbering="true" text:style-name="WWNum2">
          <text:list-item>
            <text:p text:style-name="P12"><text:span text:style-name="T12">Manage</text:span><text:span text:style-name="T14">d</text:span><text:span text:style-name="T12"> a team of ~120 employees on construction projects all around the country (fabrication and assembly of heavy industrial equipment</text:span></text:p>
          </text:list-item>
          <text:list-item>
            <text:p text:style-name="P12"><text:span text:style-name="T14">Coordinated c</text:span><text:span text:style-name="T15">o</text:span><text:span text:style-name="T14">mpany</text:span><text:span text:style-name="T12"> resources (people, cranes, and machinery) to finish the projects as efficiently as possible</text:span></text:p>
          </text:list-item>
          <text:list-item>
            <text:p text:style-name="P12"><text:span text:style-name="T15">Mediated</text:span><text:span text:style-name="T12"> project management meetings </text:span><text:span text:style-name="T15">with clients</text:span><text:span text:style-name="T12"> to fulfill deadlines and budgets</text:span></text:p>
          </text:list-item>
        </text:list>
        <text:p text:style-name="P9"><text:span text:style-name="T11">Elgam Metalúrgica, Campo Largo, PR – Brazil </text:span></text:p>
        <text:p text:style-name="P4"><text:span text:style-name="T24">Investment Manager, Dec</text:span><text:span text:style-name="T27">ember</text:span><text:span text:style-name="T24"> 2009 – Oct</text:span><text:span text:style-name="T27">ober</text:span><text:span text:style-name="T24"> 2011</text:span></text:p>
        <text:list xml:id="list162738921576543" text:continue-numbering="true" text:style-name="WWNum2">
          <text:list-item>
            <text:p text:style-name="P12"><text:span text:style-name="T12">Manage</text:span><text:span text:style-name="T14">d</text:span><text:span text:style-name="T12"> a </text:span><text:span text:style-name="T14">investment</text:span><text:span text:style-name="T12"> portfolio to maximize profits </text:span><text:span text:style-name="T14">(stock, options, bonds)</text:span></text:p>
          </text:list-item>
          <text:list-item>
            <text:p text:style-name="P12"><text:span text:style-name="T12">Create</text:span><text:span text:style-name="T14">d </text:span><text:span text:style-name="T19">statistical</text:span><text:span text:style-name="T12"> models for trend prediction</text:span></text:p>
          </text:list-item>
        </text:list>
        <text:p text:style-name="P7"><text:span text:style-name="T7">EDUCATION</text:span></text:p>
        <text:p text:style-name="P9"><text:span text:style-name="T8">Bachelor of Science in Mechanical Engineering</text:span></text:p>
        <text:p text:style-name="P4"><text:span text:style-name="T28">Universidade Positivo, Curitiba, PR, Brazil – December 2011</text:span></text:p>
        <text:p text:style-name="P9"><text:span text:style-name="T8">Data Analyst Nanodegree</text:span></text:p>
        <text:p text:style-name="P4"><text:span text:style-name="T24">Udacity - Nanodegree – </text:span><text:span text:style-name="T25">October</text:span><text:span text:style-name="T24"> 2017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ourier New1" svg:font-family="'Courier New'" style:font-adornments="Regular" style:font-pitch="fixed"/>
    <style:font-face style:name="Hack" svg:font-family="Hack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Georgia" svg:font-family="Georgia" style:font-family-generic="roman" style:font-pitch="variable"/>
    <style:font-face style:name="Marathon-Serial-Light" svg:font-family="Marathon-Serial-Light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ention" style:family="text" style:parent-style-name="Default_20_Paragraph_20_Font">
      <style:text-properties fo:color="#2b579a" fo:background-color="#e6e6e6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126in" fo:margin-bottom="0.3126in" fo:margin-left="0.3126in" fo:margin-right="0.312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</meta:initial-creator>
    <meta:editing-cycles>18</meta:editing-cycles>
    <meta:creation-date>2017-06-14T01:10:00</meta:creation-date>
    <dc:date>2017-10-28T16:27:38.104616647</dc:date>
    <meta:editing-duration>PT1H57M46S</meta:editing-duration>
    <meta:generator>LibreOffice/5.4.1.2$Linux_X86_64 LibreOffice_project/40m0$Build-2</meta:generator>
    <meta:document-statistic meta:table-count="1" meta:image-count="0" meta:object-count="0" meta:page-count="1" meta:paragraph-count="41" meta:word-count="412" meta:character-count="2895" meta:non-whitespace-character-count="25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